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Ini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Init</text:h>
                    <text:list>
                        <text:list-item>
                            <text:h text:style-name="Heading_20_2" text:outline-level="2">Description</text:h>
                        </text:list-item>
                    </text:list>
                </text:list-item>
            </text:list>

            <text:p text:style-name="Standard"><text:span>Creates and initializes a Serial connection object with connection parameters that are defined through properties. This Action must be executed first, after which the </text:span><text:span text:style-name="T1">SerialConnect</text:span><text:span> Action must be called.</text:span></text:p>

            
                <text:list xml:id="list_SerialInit2" text:continue-numbering="true" text:continue-list="list_Serial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Init5" text:continue-numbering="true" text:style-name="Outline">
                                                <text:list-item>
                                                    <text:list>
                                                        <text:list-item>
                                                            <text:list>
                                                                <text:list-item>
                                                                    <text:h text:style-name="Heading_20_3" text:outline-level="3">
                                                                        Connection
                                                                        <text:s text:c="4"/>
                                                                        <text:span text:style-name="T2">ASSIGNABLE EXPRESSION (object:SerialConnection)</text:span>
                                                                    </text:h>
                                                                </text:list-item>
                                                            </text:list>
                                                        </text:list-item>
                                                    </text:list>
                                                </text:list-item>
                                            </text:list>
                                            <text:p text:style-name="Standard"><text:span>Connection object of type </text:span><text:span text:style-name="backtick">object:SerialConnection</text:span><text:span> to be created and initialized.</text:span></text:p>,
                                            <text:list xml:id="list_SerialInit6" text:continue-numbering="true" text:continue-list="list_SerialInit5" text:style-name="Outline">
                                                <text:list-item>
                                                    <text:list>
                                                        <text:list-item>
                                                            <text:list>
                                                                <text:list-item>
                                                                    <text:h text:style-name="Heading_20_3" text:outline-level="3">
                                                                        Port
                                                                        <text:s text:c="4"/>
                                                                        <text:span text:style-name="T2">EXPRESSION (object:string)</text:span>
                                                                    </text:h>
                                                                </text:list-item>
                                                            </text:list>
                                                        </text:list-item>
                                                    </text:list>
                                                </text:list-item>
                                            </text:list>
                                            <text:p text:style-name="Standard"><text:span>Serial port name.</text:span></text:p>,
                                            <text:list xml:id="list_SerialInit7" text:continue-numbering="true" text:continue-list="list_SerialInit6" text:style-name="Outline">
                                                <text:list-item>
                                                    <text:list>
                                                        <text:list-item>
                                                            <text:list>
                                                                <text:list-item>
                                                                    <text:h text:style-name="Heading_20_3" text:outline-level="3">
                                                                        Baud rate
                                                                        <text:s text:c="4"/>
                                                                        <text:span text:style-name="T2">EXPRESSION (object:number)</text:span>
                                                                    </text:h>
                                                                </text:list-item>
                                                            </text:list>
                                                        </text:list-item>
                                                    </text:list>
                                                </text:list-item>
                                            </text:list>
                                            <text:p text:style-name="Standard"><text:span>Serial port speed.</text:span></text:p>,
                                            <text:list xml:id="list_SerialInit8" text:continue-numbering="true" text:continue-list="list_SerialInit7" text:style-name="Outline">
                                                <text:list-item>
                                                    <text:list>
                                                        <text:list-item>
                                                            <text:list>
                                                                <text:list-item>
                                                                    <text:h text:style-name="Heading_20_3" text:outline-level="3">
                                                                        Data bits
                                                                        <text:s text:c="4"/>
                                                                        <text:span text:style-name="T2">EXPRESSION (object:number)</text:span>
                                                                    </text:h>
                                                                </text:list-item>
                                                            </text:list>
                                                        </text:list-item>
                                                    </text:list>
                                                </text:list-item>
                                            </text:list>
                                            <text:p text:style-name="Standard"><text:span>Serial port data bits. Allowed values are </text:span><text:span text:style-name="backtick">5</text:span><text:span>, </text:span><text:span text:style-name="backtick">6</text:span><text:span>, </text:span><text:span text:style-name="backtick">7</text:span><text:span> or </text:span><text:span text:style-name="backtick">8</text:span><text:span>.</text:span></text:p>,
                                            <text:list xml:id="list_SerialInit9" text:continue-numbering="true" text:continue-list="list_SerialInit8" text:style-name="Outline">
                                                <text:list-item>
                                                    <text:list>
                                                        <text:list-item>
                                                            <text:list>
                                                                <text:list-item>
                                                                    <text:h text:style-name="Heading_20_3" text:outline-level="3">
                                                                        Stop bits
                                                                        <text:s text:c="4"/>
                                                                        <text:span text:style-name="T2">EXPRESSION (object:number)</text:span>
                                                                    </text:h>
                                                                </text:list-item>
                                                            </text:list>
                                                        </text:list-item>
                                                    </text:list>
                                                </text:list-item>
                                            </text:list>
                                            <text:p text:style-name="Standard"><text:span>Serial port stop bits. Allowed values are </text:span><text:span text:style-name="backtick">1</text:span><text:span> or </text:span><text:span text:style-name="backtick">2</text:span><text:span>.</text:span></text:p>,
                                            <text:list xml:id="list_SerialInit10" text:continue-numbering="true" text:continue-list="list_SerialInit9" text:style-name="Outline">
                                                <text:list-item>
                                                    <text:list>
                                                        <text:list-item>
                                                            <text:list>
                                                                <text:list-item>
                                                                    <text:h text:style-name="Heading_20_3" text:outline-level="3">
                                                                        Parity
                                                                        <text:s text:c="4"/>
                                                                        <text:span text:style-name="T2">EXPRESSION (object:string)</text:span>
                                                                    </text:h>
                                                                </text:list-item>
                                                            </text:list>
                                                        </text:list-item>
                                                    </text:list>
                                                </text:list-item>
                                            </text:list>
                                            <text:p text:style-name="Standard"><text:span>Serial port parity. Allowed values are </text:span><text:span text:style-name="backtick">"none"</text:span><text:span>, </text:span><text:span text:style-name="backtick">"even"</text:span><text:span>, </text:span><text:span text:style-name="backtick">"mark"</text:span><text:span>, </text:span><text:span text:style-name="backtick">"odd"</text:span><text:span> or </text:span><text:span text:style-name="backtick">"spac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Init11" text:continue-numbering="true" text:continue-list="list_SerialInit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Init12" text:continue-numbering="true" text:continue-list="list_SerialInit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rialInit13" text:continue-numbering="true" text:continue-list="list_SerialInit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rialInit14" text:continue-numbering="true" text:continue-list="list_SerialInit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Init15" text:continue-numbering="true" text:continue-list="list_SerialInit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rialInit3" text:continue-numbering="true" text:continue-list="list_SerialInit2" text:style-name="Outline">
                    <text:list-item>
                        <text:list>
                            <text:list-item>
                                <text:h text:style-name="Heading_20_2" text:outline-level="2">Inputs</text:h>
                            </text:list-item>
                        </text:list>
                    </text:list-item>
                </text:list>

                
                            <text:list xml:id="list_SerialInit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rialInit4" text:continue-numbering="true" text:continue-list="list_SerialInit3" text:style-name="Outline">
                    <text:list-item>
                        <text:list>
                            <text:list-item>
                                <text:h text:style-name="Heading_20_2" text:outline-level="2">Outputs</text:h>
                            </text:list-item>
                        </text:list>
                    </text:list-item>
                </text:list>

                
                            <text:list xml:id="list_SerialInit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